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1" svg:font-family="Calibri"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paragraph-rsid="000b9ef5" fo:hyphenate="false" fo:hyphenation-remain-char-count="2" fo:hyphenation-push-char-count="2"/>
    </style:style>
    <style:style style:name="P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language="en" fo:country="none" fo:font-weight="normal" officeooo:paragraph-rsid="000b9ef5" style:font-size-asian="11pt" style:font-weight-asian="normal" fo:hyphenate="false" fo:hyphenation-remain-char-count="2" fo:hyphenation-push-char-count="2"/>
    </style:style>
    <style:style style:name="P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language="en" fo:country="none" fo:font-weight="bold" officeooo:paragraph-rsid="000b9ef5" style:font-size-asian="11pt" style:font-weight-asian="bold" fo:hyphenate="false" fo:hyphenation-remain-char-count="2" fo:hyphenation-push-char-count="2"/>
    </style:style>
    <style:style style:name="P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36b75b" officeooo:paragraph-rsid="0036b75b" style:font-size-asian="11pt" style:font-size-complex="11pt" fo:hyphenate="false" fo:hyphenation-remain-char-count="2" fo:hyphenation-push-char-count="2"/>
    </style:style>
    <style:style style:name="P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3989d0" officeooo:paragraph-rsid="003989d0" style:font-size-asian="11pt" style:font-size-complex="11pt" fo:hyphenate="false" fo:hyphenation-remain-char-count="2" fo:hyphenation-push-char-count="2"/>
    </style:style>
    <style:style style:name="P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74f18e" officeooo:paragraph-rsid="0074e296" style:font-size-asian="11pt" style:font-size-complex="11pt" fo:hyphenate="false" fo:hyphenation-remain-char-count="2" fo:hyphenation-push-char-count="2"/>
    </style:style>
    <style:style style:name="P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135beda" officeooo:paragraph-rsid="0135beda" style:font-size-asian="11pt" style:font-size-complex="11pt" fo:hyphenate="false" fo:hyphenation-remain-char-count="2" fo:hyphenation-push-char-count="2"/>
    </style:style>
    <style:style style:name="P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1f019d" officeooo:paragraph-rsid="0046f450" style:font-size-asian="11pt" style:font-size-complex="11pt" fo:hyphenate="false" fo:hyphenation-remain-char-count="2" fo:hyphenation-push-char-count="2"/>
    </style:style>
    <style:style style:name="P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1a2ab05" officeooo:paragraph-rsid="01a2ab05" style:font-size-asian="11pt" style:font-size-complex="11pt" fo:hyphenate="false" fo:hyphenation-remain-char-count="2" fo:hyphenation-push-char-count="2"/>
    </style:style>
    <style:style style:name="P1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493a0a" officeooo:paragraph-rsid="00493a0a" style:font-size-asian="11pt" style:font-weight-asian="normal" style:font-size-complex="11pt" style:font-weight-complex="normal" fo:hyphenate="false" fo:hyphenation-remain-char-count="2" fo:hyphenation-push-char-count="2"/>
    </style:style>
    <style:style style:name="P1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4efeb8" officeooo:paragraph-rsid="004efeb8" style:font-size-asian="11pt" style:font-weight-asian="normal" style:font-size-complex="11pt" style:font-weight-complex="normal" fo:hyphenate="false" fo:hyphenation-remain-char-count="2" fo:hyphenation-push-char-count="2"/>
    </style:style>
    <style:style style:name="P1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5d8e5b" officeooo:paragraph-rsid="005d8e5b" style:font-size-asian="11pt" style:font-weight-asian="normal" style:font-size-complex="11pt" style:font-weight-complex="normal" fo:hyphenate="false" fo:hyphenation-remain-char-count="2" fo:hyphenation-push-char-count="2"/>
    </style:style>
    <style:style style:name="P1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6054b3" officeooo:paragraph-rsid="006054b3" style:font-size-asian="11pt" style:font-weight-asian="normal" style:font-size-complex="11pt" style:font-weight-complex="normal" fo:hyphenate="false" fo:hyphenation-remain-char-count="2" fo:hyphenation-push-char-count="2"/>
    </style:style>
    <style:style style:name="P1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85cfbe" officeooo:paragraph-rsid="0085cfbe" style:font-size-asian="11pt" style:font-weight-asian="normal" style:font-size-complex="11pt" style:font-weight-complex="normal" fo:hyphenate="false" fo:hyphenation-remain-char-count="2" fo:hyphenation-push-char-count="2"/>
    </style:style>
    <style:style style:name="P1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0dfe900" officeooo:paragraph-rsid="00dfe900" fo:hyphenate="false" fo:hyphenation-remain-char-count="2" fo:hyphenation-push-char-count="2"/>
    </style:style>
    <style:style style:name="P1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3cab3a" officeooo:paragraph-rsid="013cab3a" fo:hyphenate="false" fo:hyphenation-remain-char-count="2" fo:hyphenation-push-char-count="2"/>
    </style:style>
    <style:style style:name="P1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19847f" officeooo:paragraph-rsid="01204181" fo:hyphenate="false" fo:hyphenation-remain-char-count="2" fo:hyphenation-push-char-count="2"/>
    </style:style>
    <style:style style:name="P1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4fbd7d" officeooo:paragraph-rsid="017bd9e6" fo:hyphenate="false" fo:hyphenation-remain-char-count="2" fo:hyphenation-push-char-count="2"/>
    </style:style>
    <style:style style:name="P1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51bbd7" officeooo:paragraph-rsid="015fb03b" fo:hyphenate="false" fo:hyphenation-remain-char-count="2" fo:hyphenation-push-char-count="2"/>
    </style:style>
    <style:style style:name="P2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0dfe900" officeooo:paragraph-rsid="01dc0294" style:font-weight-asian="normal" style:font-weight-complex="normal" fo:hyphenate="false" fo:hyphenation-remain-char-count="2" fo:hyphenation-push-char-count="2"/>
    </style:style>
    <style:style style:name="P2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8495f3" officeooo:paragraph-rsid="00dfe900" fo:hyphenate="false" fo:hyphenation-remain-char-count="2" fo:hyphenation-push-char-count="2"/>
    </style:style>
    <style:style style:name="P2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fad906" officeooo:paragraph-rsid="01fad906" fo:hyphenate="false" fo:hyphenation-remain-char-count="2" fo:hyphenation-push-char-count="2"/>
    </style:style>
    <style:style style:name="P2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203d9e4" officeooo:paragraph-rsid="0203d9e4" fo:hyphenate="false" fo:hyphenation-remain-char-count="2" fo:hyphenation-push-char-count="2"/>
    </style:style>
    <style:style style:name="P2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2017993" officeooo:paragraph-rsid="020522ef" fo:hyphenate="false" fo:hyphenation-remain-char-count="2" fo:hyphenation-push-char-count="2"/>
    </style:style>
    <style:style style:name="P2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rsid="000d0e25" officeooo:paragraph-rsid="000d0e25" fo:hyphenate="false" fo:hyphenation-remain-char-count="2" fo:hyphenation-push-char-count="2"/>
    </style:style>
    <style:style style:name="P2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rsid="0024e8cd" officeooo:paragraph-rsid="0024e8cd" fo:hyphenate="false" fo:hyphenation-remain-char-count="2" fo:hyphenation-push-char-count="2"/>
    </style:style>
    <style:style style:name="P2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rsid="00030063" officeooo:paragraph-rsid="000b9ef5" fo:hyphenate="false" fo:hyphenation-remain-char-count="2" fo:hyphenation-push-char-count="2"/>
    </style:style>
    <style:style style:name="P2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size="11pt" fo:font-weight="bold" officeooo:rsid="0093b091" officeooo:paragraph-rsid="0093b091" style:font-size-asian="11pt" style:font-weight-asian="bold" style:font-size-complex="11pt" style:font-weight-complex="bold" fo:hyphenate="false" fo:hyphenation-remain-char-count="2" fo:hyphenation-push-char-count="2"/>
    </style:style>
    <style:style style:name="P2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weight="normal" officeooo:rsid="01d0996d" officeooo:paragraph-rsid="01e7d692" style:font-weight-asian="normal" style:font-weight-complex="normal" fo:hyphenate="false" fo:hyphenation-remain-char-count="2" fo:hyphenation-push-char-count="2"/>
    </style:style>
    <style:style style:name="P3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weight="bold" officeooo:rsid="01bc9d10" officeooo:paragraph-rsid="01bc9d10" fo:background-color="transparent" style:font-weight-asian="bold" style:font-weight-complex="bold" fo:hyphenate="false" fo:hyphenation-remain-char-count="2" fo:hyphenation-push-char-count="2"/>
    </style:style>
    <style:style style:name="P3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weight="bold" officeooo:rsid="01c23f63" officeooo:paragraph-rsid="01c23f63" fo:background-color="transparent" style:font-weight-asian="bold" style:font-weight-complex="bold" fo:hyphenate="false" fo:hyphenation-remain-char-count="2" fo:hyphenation-push-char-count="2"/>
    </style:style>
    <style:style style:name="P3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fo:font-weight="normal" officeooo:rsid="00eb6402" officeooo:paragraph-rsid="00eb6402" style:font-weight-asian="normal" style:font-weight-complex="normal" fo:hyphenate="false" fo:hyphenation-remain-char-count="2" fo:hyphenation-push-char-count="2"/>
    </style:style>
    <style:style style:name="P3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rsid="0169624c" officeooo:paragraph-rsid="0169624c" fo:hyphenate="false" fo:hyphenation-remain-char-count="2" fo:hyphenation-push-char-count="2"/>
    </style:style>
    <style:style style:name="P34" style:family="paragraph" style:parent-style-name="Standard" style:master-page-name="Standard">
      <style:paragraph-properties fo:margin-top="0in" fo:margin-bottom="0.139in" loext:contextual-spacing="false" fo:line-height="115%" fo:text-align="start" style:justify-single-word="false" fo:orphans="0" fo:widows="0" fo:hyphenation-ladder-count="no-limit" style:page-number="auto" style:writing-mode="lr-tb"/>
      <style:text-properties style:font-name="Calibri" officeooo:paragraph-rsid="000b9ef5" fo:hyphenate="false" fo:hyphenation-remain-char-count="2" fo:hyphenation-push-char-count="2"/>
    </style:style>
    <style:style style:name="P3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1" fo:font-weight="bold" officeooo:rsid="0202758b" officeooo:paragraph-rsid="020522ef" style:font-weight-asian="bold" style:font-weight-complex="bold" fo:hyphenate="false" fo:hyphenation-remain-char-count="2" fo:hyphenation-push-char-count="2"/>
    </style:style>
    <style:style style:name="P3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1" fo:font-weight="bold" officeooo:rsid="021109fe" officeooo:paragraph-rsid="021109fe" style:font-weight-asian="bold" style:font-weight-complex="bold" fo:hyphenate="false" fo:hyphenation-remain-char-count="2" fo:hyphenation-push-char-count="2"/>
    </style:style>
    <style:style style:name="P3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1" fo:font-weight="normal" officeooo:rsid="020481a3" officeooo:paragraph-rsid="020481a3" style:font-weight-asian="normal" style:font-weight-complex="normal" fo:hyphenate="false" fo:hyphenation-remain-char-count="2" fo:hyphenation-push-char-count="2"/>
    </style:style>
    <style:style style:name="P3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1" fo:font-weight="normal" officeooo:rsid="020c2f90" officeooo:paragraph-rsid="020c2f90" style:font-weight-asian="normal" style:font-weight-complex="normal" fo:hyphenate="false" fo:hyphenation-remain-char-count="2" fo:hyphenation-push-char-count="2"/>
    </style:style>
    <style:style style:name="P3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1f8132f" officeooo:paragraph-rsid="01f8132f" style:font-weight-asian="normal" style:font-weight-complex="normal" fo:hyphenate="false" fo:hyphenation-remain-char-count="2" fo:hyphenation-push-char-count="2"/>
    </style:style>
    <style:style style:name="T1" style:family="text">
      <style:text-properties style:font-name="Calibri"/>
    </style:style>
    <style:style style:name="T2" style:family="text">
      <style:text-properties style:font-name="Calibri" officeooo:rsid="00030063"/>
    </style:style>
    <style:style style:name="T3" style:family="text">
      <style:text-properties style:font-name="Calibri" fo:font-size="11pt" style:font-size-asian="11pt"/>
    </style:style>
    <style:style style:name="T4" style:family="text">
      <style:text-properties style:font-name="Calibri" fo:font-size="11pt" officeooo:rsid="00170111" style:font-size-asian="11pt"/>
    </style:style>
    <style:style style:name="T5" style:family="text">
      <style:text-properties style:font-name="Calibri" fo:font-size="11pt" fo:language="en" fo:country="none" style:font-size-asian="11pt"/>
    </style:style>
    <style:style style:name="T6" style:family="text">
      <style:text-properties style:font-name="Calibri" fo:font-size="11pt" fo:language="en" fo:country="none" officeooo:rsid="000e8a62" style:font-size-asian="11pt"/>
    </style:style>
    <style:style style:name="T7" style:family="text">
      <style:text-properties style:font-name="Calibri" fo:font-size="11pt" fo:language="en" fo:country="none" officeooo:rsid="000f685b" style:font-size-asian="11pt"/>
    </style:style>
    <style:style style:name="T8" style:family="text">
      <style:text-properties style:font-name="Calibri" fo:font-size="11pt" fo:language="en" fo:country="none" officeooo:rsid="0011cd8e" style:font-size-asian="11pt"/>
    </style:style>
    <style:style style:name="T9" style:family="text">
      <style:text-properties style:font-name="Calibri" fo:font-size="11pt" fo:language="en" fo:country="none" officeooo:rsid="00131ed1" style:font-size-asian="11pt"/>
    </style:style>
    <style:style style:name="T10" style:family="text">
      <style:text-properties style:font-name="Calibri" fo:font-size="11pt" fo:language="en" fo:country="none" officeooo:rsid="00c980b7" style:font-size-asian="11pt"/>
    </style:style>
    <style:style style:name="T11" style:family="text">
      <style:text-properties style:font-name="Calibri" fo:font-size="11pt" fo:language="en" fo:country="none" fo:font-weight="bold" style:font-size-asian="11pt" style:font-weight-asian="bold"/>
    </style:style>
    <style:style style:name="T12" style:family="text">
      <style:text-properties style:font-name="Calibri" fo:font-size="11pt" fo:language="en" fo:country="none" fo:font-weight="bold" officeooo:rsid="00030063" style:font-size-asian="11pt" style:font-weight-asian="bold"/>
    </style:style>
    <style:style style:name="T13" style:family="text">
      <style:text-properties style:font-name="Calibri" fo:font-size="11pt" fo:language="en" fo:country="none" fo:font-weight="normal" style:font-size-asian="11pt" style:font-weight-asian="normal"/>
    </style:style>
    <style:style style:name="T14" style:family="text">
      <style:text-properties style:font-name="Calibri" officeooo:rsid="0086815d"/>
    </style:style>
    <style:style style:name="T15" style:family="text">
      <style:text-properties style:font-name="Calibri" officeooo:rsid="0086ed8a"/>
    </style:style>
    <style:style style:name="T16" style:family="text">
      <style:text-properties style:font-name="Calibri" officeooo:rsid="00bfe1d5"/>
    </style:style>
    <style:style style:name="T17" style:family="text">
      <style:text-properties style:font-name="Calibri" fo:font-weight="bold" officeooo:rsid="00bfe1d5" style:font-weight-asian="bold" style:font-weight-complex="bold"/>
    </style:style>
    <style:style style:name="T18" style:family="text">
      <style:text-properties style:font-name="Calibri" fo:font-weight="bold" officeooo:rsid="01761ccb" style:font-weight-asian="bold" style:font-weight-complex="bold"/>
    </style:style>
    <style:style style:name="T19" style:family="text">
      <style:text-properties style:font-name="Calibri" fo:font-weight="normal" style:font-weight-asian="normal" style:font-weight-complex="normal"/>
    </style:style>
    <style:style style:name="T20" style:family="text">
      <style:text-properties style:font-name="Calibri" fo:font-weight="normal" officeooo:rsid="0191fbb2" style:font-weight-asian="normal" style:font-weight-complex="normal"/>
    </style:style>
    <style:style style:name="T21" style:family="text">
      <style:text-properties style:font-name="Calibri" officeooo:rsid="01a4a7f9"/>
    </style:style>
    <style:style style:name="T22" style:family="text">
      <style:text-properties style:text-outline="false" style:font-name="Calibri" fo:font-size="11pt" fo:language="en" fo:country="none" fo:font-weight="bold" style:font-size-asian="11pt" style:font-weight-asian="bold"/>
    </style:style>
    <style:style style:name="T23" style:family="text">
      <style:text-properties officeooo:rsid="0039921b"/>
    </style:style>
    <style:style style:name="T24" style:family="text">
      <style:text-properties fo:font-weight="bold" style:font-weight-asian="bold" style:font-weight-complex="bold"/>
    </style:style>
    <style:style style:name="T25" style:family="text">
      <style:text-properties fo:font-weight="bold" officeooo:rsid="0090ab42" style:font-weight-asian="bold" style:font-weight-complex="bold"/>
    </style:style>
    <style:style style:name="T26" style:family="text">
      <style:text-properties fo:font-weight="bold" officeooo:rsid="01addea5" style:font-weight-asian="bold" style:font-weight-complex="bold"/>
    </style:style>
    <style:style style:name="T27" style:family="text">
      <style:text-properties fo:font-weight="bold" officeooo:rsid="011b8081" style:font-weight-asian="bold" style:font-weight-complex="bold"/>
    </style:style>
    <style:style style:name="T28" style:family="text">
      <style:text-properties fo:font-weight="bold" officeooo:rsid="01913c8e" style:font-weight-asian="bold" style:font-weight-complex="bold"/>
    </style:style>
    <style:style style:name="T29" style:family="text">
      <style:text-properties fo:language="en" fo:country="none"/>
    </style:style>
    <style:style style:name="T30" style:family="text">
      <style:text-properties fo:language="en" fo:country="none" officeooo:rsid="00198e38"/>
    </style:style>
    <style:style style:name="T31" style:family="text">
      <style:text-properties fo:language="en" fo:country="none" officeooo:rsid="004f9c9d"/>
    </style:style>
    <style:style style:name="T32" style:family="text">
      <style:text-properties fo:font-weight="normal" officeooo:rsid="00592c1b" style:font-weight-asian="normal" style:font-weight-complex="normal"/>
    </style:style>
    <style:style style:name="T33" style:family="text">
      <style:text-properties fo:font-weight="normal" officeooo:rsid="01a6c21f" style:font-weight-asian="normal" style:font-weight-complex="normal"/>
    </style:style>
    <style:style style:name="T34" style:family="text">
      <style:text-properties fo:font-weight="normal" officeooo:rsid="016d4fad" style:font-weight-asian="normal" style:font-weight-complex="normal"/>
    </style:style>
    <style:style style:name="T35" style:family="text">
      <style:text-properties officeooo:rsid="005f669b"/>
    </style:style>
    <style:style style:name="T36" style:family="text">
      <style:text-properties officeooo:rsid="00640591"/>
    </style:style>
    <style:style style:name="T37" style:family="text">
      <style:text-properties officeooo:rsid="0090ab42"/>
    </style:style>
    <style:style style:name="T38" style:family="text">
      <style:text-properties fo:color="#000000"/>
    </style:style>
    <style:style style:name="T39" style:family="text">
      <style:text-properties fo:color="#000000" style:font-name="Calibri1" officeooo:rsid="01234844"/>
    </style:style>
    <style:style style:name="T40" style:family="text">
      <style:text-properties fo:color="#000000" style:font-name="Calibri1" officeooo:rsid="01254ef5"/>
    </style:style>
    <style:style style:name="T41" style:family="text">
      <style:text-properties fo:color="#000000" style:font-name="Calibri1" officeooo:rsid="018dee1f"/>
    </style:style>
    <style:style style:name="T42" style:family="text">
      <style:text-properties fo:color="#000000" style:font-name="Calibri1" officeooo:rsid="018df671"/>
    </style:style>
    <style:style style:name="T43" style:family="text">
      <style:text-properties fo:color="#000000" style:font-name="Calibri1" officeooo:rsid="01ddfe69"/>
    </style:style>
    <style:style style:name="T44" style:family="text">
      <style:text-properties fo:color="#000000" style:font-name="Calibri1" fo:font-weight="bold" style:font-weight-asian="bold" style:font-weight-complex="bold"/>
    </style:style>
    <style:style style:name="T45" style:family="text">
      <style:text-properties fo:color="#000000" style:font-name="Calibri1" fo:font-weight="bold" officeooo:rsid="02071627" style:font-weight-asian="bold" style:font-weight-complex="bold"/>
    </style:style>
    <style:style style:name="T46" style:family="text">
      <style:text-properties fo:color="#000000" style:font-name="Calibri1" fo:font-weight="bold" officeooo:rsid="0209ab83" style:font-weight-asian="bold" style:font-weight-complex="bold"/>
    </style:style>
    <style:style style:name="T47" style:family="text">
      <style:text-properties fo:color="#000000" style:font-name="Calibri1" officeooo:rsid="02071627"/>
    </style:style>
    <style:style style:name="T48" style:family="text">
      <style:text-properties fo:color="#000000" style:font-name="Calibri1" officeooo:rsid="0209ab83"/>
    </style:style>
    <style:style style:name="T49" style:family="text">
      <style:text-properties fo:color="#000000" style:font-name="Calibri" fo:font-size="11pt" fo:language="en" fo:country="none" fo:font-weight="bold" style:font-size-asian="11pt" style:font-weight-asian="bold"/>
    </style:style>
    <style:style style:name="T50" style:family="text">
      <style:text-properties fo:color="#000000" style:font-name="Calibri" fo:font-size="11pt" fo:language="en" fo:country="none" fo:font-weight="bold" officeooo:rsid="00c77681" style:font-size-asian="11pt" style:font-weight-asian="bold"/>
    </style:style>
    <style:style style:name="T51" style:family="text">
      <style:text-properties fo:color="#000000" fo:font-weight="normal" officeooo:rsid="0153168c" style:font-weight-asian="normal" style:font-weight-complex="normal"/>
    </style:style>
    <style:style style:name="T52" style:family="text">
      <style:text-properties fo:color="#000000" fo:font-weight="normal" officeooo:rsid="01a672ee" style:font-weight-asian="normal" style:font-weight-complex="normal"/>
    </style:style>
    <style:style style:name="T53" style:family="text">
      <style:text-properties fo:color="#ff0000" fo:font-weight="bold" style:font-weight-asian="bold" style:font-weight-complex="bold"/>
    </style:style>
    <style:style style:name="T54" style:family="text">
      <style:text-properties fo:color="#ff0000" style:font-name="Calibri1" fo:font-weight="bold" style:font-weight-asian="bold" style:font-weight-complex="bold"/>
    </style:style>
    <style:style style:name="T55" style:family="text">
      <style:text-properties style:font-name="Calibri1"/>
    </style:style>
    <style:style style:name="T56" style:family="text">
      <style:text-properties style:font-name="Calibri1" officeooo:rsid="00f6c7ee"/>
    </style:style>
    <style:style style:name="T57" style:family="text">
      <style:text-properties style:font-name="Calibri1" officeooo:rsid="0160f406"/>
    </style:style>
    <style:style style:name="T58" style:family="text">
      <style:text-properties style:font-name="Calibri1" officeooo:rsid="01e31317"/>
    </style:style>
    <style:style style:name="T59" style:family="text">
      <style:text-properties style:font-name="Calibri1" officeooo:rsid="01f0a7f3"/>
    </style:style>
    <style:style style:name="T60" style:family="text">
      <style:text-properties style:font-name="Calibri1" fo:font-weight="bold" style:font-weight-asian="bold" style:font-weight-complex="bold"/>
    </style:style>
    <style:style style:name="T61" style:family="text">
      <style:text-properties style:font-name="Calibri1" fo:font-weight="bold" officeooo:rsid="01fe2e27" style:font-weight-asian="bold" style:font-weight-complex="bold"/>
    </style:style>
    <style:style style:name="T62" style:family="text">
      <style:text-properties style:font-name="Calibri1" fo:font-weight="bold" officeooo:rsid="00f77458" style:font-weight-asian="bold" style:font-weight-complex="bold"/>
    </style:style>
    <style:style style:name="T63" style:family="text">
      <style:text-properties style:font-name="Calibri1" officeooo:rsid="01f546e2"/>
    </style:style>
    <style:style style:name="T64" style:family="text">
      <style:text-properties style:font-name="Calibri1" officeooo:rsid="00f77458"/>
    </style:style>
    <style:style style:name="T65" style:family="text">
      <style:text-properties officeooo:rsid="01029e24"/>
    </style:style>
    <style:style style:name="T66" style:family="text">
      <style:text-properties officeooo:rsid="011b8081"/>
    </style:style>
    <style:style style:name="T67" style:family="text">
      <style:text-properties officeooo:rsid="0074f18e"/>
    </style:style>
    <style:style style:name="T68" style:family="text">
      <style:text-properties officeooo:rsid="0151af63"/>
    </style:style>
    <style:style style:name="T69" style:family="text">
      <style:text-properties officeooo:rsid="0153168c"/>
    </style:style>
    <style:style style:name="T70" style:family="text">
      <style:text-properties officeooo:rsid="0159d365"/>
    </style:style>
    <style:style style:name="T71" style:family="text">
      <style:text-properties officeooo:rsid="015bcb91"/>
    </style:style>
    <style:style style:name="T72" style:family="text">
      <style:text-properties officeooo:rsid="01a739ff"/>
    </style:style>
    <style:style style:name="T73" style:family="text">
      <style:text-properties officeooo:rsid="01a89203"/>
    </style:style>
    <style:style style:name="T74" style:family="text">
      <style:text-properties officeooo:rsid="01ab5556"/>
    </style:style>
    <style:style style:name="T75" style:family="text">
      <style:text-properties officeooo:rsid="01ad481c"/>
    </style:style>
    <style:style style:name="T76" style:family="text">
      <style:text-properties officeooo:rsid="01d314d8"/>
    </style:style>
    <style:style style:name="T77" style:family="text">
      <style:text-properties officeooo:rsid="01d5cc8b"/>
    </style:style>
    <style:style style:name="T78" style:family="text">
      <style:text-properties officeooo:rsid="01e383e6"/>
    </style:style>
    <style:style style:name="T79" style:family="text">
      <style:text-properties officeooo:rsid="01e502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5"><text:span text:style-name="T53">STATUS</text:span>:<text:span text:style-name="T56"> </text:span><text:span text:style-name="T58">settler (gathering and constructing) failure handling</text:span><text:span text:style-name="T59"> ;</text:span></text:p>
      <text:p text:style-name="P15"/>
      <text:p text:style-name="P23"><text:span text:style-name="T62">w</text:span><text:span text:style-name="T60">hen clicked on object name in HUD, switch selection to only objects of that type</text:span></text:p>
      <text:p text:style-name="P36">Effects.</text:p>
      <text:p text:style-name="P38">Switch HUD to new UI</text:p>
      <text:p text:style-name="P37">create more of smaller maps – it's boring when map is huge</text:p>
      <text:p text:style-name="P39"><text:span text:style-name="T64">g</text:span><text:span text:style-name="T55">ame over : </text:span><text:span text:style-name="T47">forbid returning to game when game is finished ; </text:span><text:span text:style-name="T46">sync across network</text:span></text:p>
      <text:p text:style-name="P24"><text:span text:style-name="T61">s</text:span><text:span text:style-name="T60">tartup scene – move camera around elliptic path around center point – place a couple of tanks and buildings in sight</text:span></text:p>
      <text:p text:style-name="P35">find low poly fort (it has most impact on performance), or remove parts of existing mesh</text:p>
      <text:p text:style-name="P22"><text:span text:style-name="T63">n</text:span><text:span text:style-name="T55">av mesh blocks when there are many units attacking</text:span></text:p>
      <text:p text:style-name="P20"><text:span text:style-name="T39">country UI – </text:span><text:span text:style-name="T40">networked </text:span><text:span text:style-name="T41">(construct</text:span><text:span text:style-name="T42">ed</text:span><text:span text:style-name="T41"> building is not synced -</text:span><text:span text:style-name="T43">&gt; wrong number of idle settlers</text:span><text:span text:style-name="T41">)</text:span><text:span text:style-name="T57"> ;</text:span></text:p>
      <text:p text:style-name="P21"><text:span text:style-name="T24">dont </text:span><text:span text:style-name="T28">clone</text:span><text:span text:style-name="T24"> the whole terrain game object, just </text:span><text:span text:style-name="T28">clone</text:span><text:span text:style-name="T24"> terrain data and assign it</text:span></text:p>
      <text:p text:style-name="P16"><text:span text:style-name="T73">w</text:span>hat should be done separately (when on dedicated server) : </text:p>
      <text:p text:style-name="P17"><text:span text:style-name="T72">settler :</text:span> <text:span text:style-name="T27">if settler can not gather for certain amount of time, then try to find another gatherable of that type -&gt; increase unwanted factor for that gatherable instance</text:span><text:span text:style-name="T66"> ; if settler can not get to building to construct it, for certain amount of time, abort ; both of these 2 features can be handled with single script ;</text:span></text:p>
      <text:p text:style-name="P18"><text:span text:style-name="T33">s</text:span><text:span text:style-name="T34">cene select menu</text:span> : choose :<text:span text:style-name="T70"> country color</text:span>, amount of resources to generate <text:span text:style-name="T71">(not needed for now)</text:span>, <text:span text:style-name="T68">startup buildings ; we need listbox of countries ; </text:span><text:span text:style-name="T51">or just use fixed number of countries</text:span><text:span text:style-name="T69"> ;</text:span></text:p>
      <text:p text:style-name="P19"><text:span text:style-name="T52">w</text:span><text:span text:style-name="T51">hen 'battle' scene is loaded</text:span><text:span text:style-name="T69"> : generate resources (not needed for now, we can use fixed resources created in editor) ;</text:span></text:p>
      <text:p text:style-name="P30">perhaps rotate units based on terrain <text:span text:style-name="T76">(use terrain normal as up vector)</text:span></text:p>
      <text:p text:style-name="P31"><text:soft-page-break/>fix performance – <text:span text:style-name="T78">scanning for enemy objects</text:span></text:p>
      <text:p text:style-name="P29">settlers respond to attack </text:p>
      <text:p text:style-name="P29">settlers are <text:span text:style-name="T77">sometimes</text:span> not attacked by buildings – <text:span text:style-name="T79">perhaps we need to filter out objects which can not be attacked when scanning for enemy objects</text:span></text:p>
      <text:p text:style-name="P33"><text:span text:style-name="T20">spawning </text:span><text:span text:style-name="T19">buildings on scene startup :</text:span><text:span text:style-name="T18"> generate more spawn points (another circle) ; maybe we shouldn't pick spawn point with smallest sum of distances, but with highest distance to closest used position ;</text:span></text:p>
      <text:p text:style-name="P1"><text:span text:style-name="T21">g</text:span><text:span text:style-name="T2">raphics</text:span><text:span text:style-name="T1"> : </text:span><text:span text:style-name="T14">fort, </text:span><text:span text:style-name="T15">tower</text:span><text:span text:style-name="T14"> </text:span><text:span text:style-name="T15">have</text:span><text:span text:style-name="T14"> many meshes which cast and receive shadows – disable some of them ; </text:span><text:span text:style-name="T16">fort, tower, tank, truck are </text:span><text:span text:style-name="T17">too graphically demanding</text:span><text:span text:style-name="T16"> ;</text:span></text:p>
      <text:p text:style-name="P27"><text:span text:style-name="T3">truck and tank could be all units in the game – </text:span><text:span text:style-name="T4">plus some artillery to bombard buildings</text:span></text:p>
      <text:p text:style-name="P8"><text:span text:style-name="T26">nations' </text:span><text:span text:style-name="T24">UI</text:span> –<text:span text:style-name="T65"> num idle settlers (network), num settlers per resource ; go to town center ;</text:span></text:p>
      <text:p text:style-name="P9"><text:span text:style-name="T24">objects' UI</text:span> : country color ; country flag ; <text:span text:style-name="T74">goto button ; num objects selected ;</text:span></text:p>
      <text:p text:style-name="P13">Prevent camera from going belo<text:span text:style-name="T36">w water</text:span>.</text:p>
      <text:p text:style-name="P12"><text:span text:style-name="T38">Add new maps</text:span> – random terrain ; <text:span text:style-name="T35">find some terrain toolkits ;</text:span></text:p>
      <text:p text:style-name="P28">Perhaps integrate with my framework.</text:p>
      <text:p text:style-name="P7"><text:span text:style-name="T75">m</text:span>obile : <text:span text:style-name="T67">how to rotate (and even place ?) buildings on mobile ? - use mobile control rig ; <text:s/>how to limit fps ;</text:span></text:p>
      <text:p text:style-name="P6">when object is killed, gui stays ; <text:span text:style-name="T37">speed up camera and zoom with shift ; limit zoom buttons size ; </text:span><text:span text:style-name="T25">green selection box</text:span><text:span text:style-name="T37"> ; building is sometimes placed at (0,0,0) ;</text:span></text:p>
      <text:p text:style-name="P14">Construction : unit can be pushed away from building ; unit may not be able to reach building ;</text:p>
      <text:p text:style-name="P4">Add commands for all objects: <text:span text:style-name="T32">garrison, repair</text:span></text:p>
      <text:p text:style-name="P5">Change mouse <text:span text:style-name="T23">cursor</text:span> based on what is under it.</text:p>
      <text:p text:style-name="P10"><text:span text:style-name="T30">C</text:span><text:span text:style-name="T29">onvert wall to gate.</text:span></text:p>
      <text:p text:style-name="P11"><text:span text:style-name="T29">Queued </text:span><text:span text:style-name="T31">orders</text:span><text:span text:style-name="T29">.</text:span></text:p>
      <text:p text:style-name="P25"><text:span text:style-name="T5">Multiple units movement: form a squad (new game object), </text:span><text:span text:style-name="T6">assign squad leader, other units should move to relative position ; </text:span><text:span text:style-name="T7">if squad leader leaves squad (gets killed, or gets a move order), </text:span><text:span text:style-name="T8">assign new unit as squad leader </text:span><text:span text:style-name="T9">but</text:span><text:span text:style-name="T8"> don’t change position of units</text:span></text:p>
      <text:p text:style-name="P26"><text:span text:style-name="T8">S</text:span><text:span text:style-name="T5">pawning units – we need to sample nav mesh position</text:span></text:p>
      <text:p text:style-name="P1"><text:span text:style-name="T5">- </text:span><text:span text:style-name="T11">Perhaps, we don't need projectiles at all </text:span><text:span text:style-name="T5">– look at AOE3, most of ranged units inflict damage immediately, only artillery units fire projectiles which damage target object upon </text:span><text:soft-page-break/><text:span text:style-name="T5">hit. But even in AOE3, damage is inflicted no matter if projectile hits the target or not. So, we can just fire projectile graphically, and after some time inflict damage to target object. – </text:span><text:span text:style-name="T22">So, for now, let's not use projectiles</text:span></text:p>
      <text:p text:style-name="P1"><text:span text:style-name="T5">- Ranged attack – fire some projectile – </text:span><text:span text:style-name="T49">create explosion when projectile is fired </text:span><text:span text:style-name="T50">and when it hits the target</text:span></text:p>
      <text:p text:style-name="P32"><text:span text:style-name="T10">O</text:span><text:span text:style-name="T5">bjects can be selected even if under terrain.</text:span></text:p>
      <text:p text:style-name="P2"/>
      <text:p text:style-name="P2"/>
      <text:p text:style-name="P1"><text:span text:style-name="T13">- </text:span><text:span text:style-name="T11">Maybe don't use units which need animations, we don't need to make middle age strategy, use tanks, aircraft, ships, because they require no animations - this can be some kind of a futuristic game ;</text:span></text:p>
      <text:p text:style-name="P1"><text:span text:style-name="T13">- </text:span><text:span text:style-name="T11">Maybe we can use battle view, but without 3d models, using images with different rotation, just like some older RTS games ( AoE 2, ) ;</text:span></text:p>
      <text:p text:style-name="P1"><text:span text:style-name="T13">- </text:span><text:span text:style-name="T11">Unit animations - extract models from other games ; find game which has 3D models with animations and textures, which can be converted to usable 3D model ; game</text:span><text:span text:style-name="T12">s</text:span><text:span text:style-name="T11"> to look: </text:span></text:p>
      <text:p text:style-name="P3">- AoE 3 (gr2),</text:p>
      <text:p text:style-name="P3">- Rise Of Nations (BH3) - no way to import models ;</text:p>
      <text:p text:style-name="P3">- Medieval II Total War, Medieval: Total War, Empire: Total War,</text:p>
      <text:p text:style-name="P3">- Rise of Nations: Rise of Legends - no suitable units ;</text:p>
      <text:p text:style-name="P1"><text:span text:style-name="T11">- Age of Mythology (brg) - models CAN be imported via GMAX ; </text:span><text:span text:style-name="T12">and </text:span><text:span text:style-name="T11">there </text:span><text:span text:style-name="T12">are</text:span><text:span text:style-name="T11"> suitable units to use ;</text:span></text:p>
      <text:p text:style-name="P3">- Empire Earth (cem) - models can't be modified ? ;</text:p>
      <text:p text:style-name="P3">- Empire Earth II (nif),</text:p>
      <text:p text:style-name="P3">- Civilization, </text:p>
      <text:p text:style-name="P3">- Stronghold</text:p>
      <text:p text:style-name="P2"/>
      <text:p text:style-name="P1"><text:span text:style-name="T13">- </text:span><text:span text:style-name="T11">Terrain </text:span><text:span text:style-name="T13">- hills, trees, water, etc ; unit/squad positioning on terrain - only change y coordinate when ordering to move ;</text:span></text:p>
      <text:p text:style-name="P1"><text:span text:style-name="T13">- </text:span><text:span text:style-name="T11">Squad HUD - </text:span><text:span text:style-name="T13">num units fighting/attacking/marching/standing ; commands to attack/stop/set formation/set stance ; average unit health ;</text:span></text:p>
      <text:p text:style-name="P2"/>
      <text:p text:style-name="P2"><text:soft-page-break/></text:p>
      <text:p text:style-name="P2"/>
      <text:p text:style-name="P2">- Make agents static game objects while they are fighting ; we could also make them static while they are standing, but other units will not be able to get to their squad position, because it will be surrounded ;</text:p>
      <text:p text:style-name="P2">- Combining agent and obstacle does not work well - units stop before they reach thier destination ; units can't find path to destination because it is surrounded by other units from the same squad ;</text:p>
      <text:p text:style-name="P2"/>
      <text:p text:style-name="P1"><text:span text:style-name="T13">- </text:span><text:span text:style-name="T11">Attacking enemy units </text:span><text:span text:style-name="T13">- detect if enemy unit is in range ; when enemy unit is in range of your unit, stop your unit and make it dynamic obstacle, so it can't be pushed by other units, so that back rows stay behind front rows while they fight ; </text:span><text:span text:style-name="T11">each unit attacks the closest unit from enemy squad </text:span><text:span text:style-name="T13">; <text:s/>but calculating closest enemy unit for each of attacking units is 30 * 30 loops plus calculating squared distance between each of them ; these calculations should be limited to ~~ 1 per 500 ms ;</text:span></text:p>
      <text:p text:style-name="P2"/>
      <text:p text:style-name="P2">- Destination position is not assigned well - center of squad is a little to the left.</text:p>
      <text:p text:style-name="P2">- We could move units, instead of squads. Assign a squad leader, and set his destination. When he moves by 2 meters, compute positions for all ohter units relative to squad leader, and make them find path to that position. Squad leader needs to be in front row, so he doesn't push units in front of him.</text:p>
      <text:p text:style-name="P2">- For passing through narrow passages, user needs to select another formation: vertical line. When squad is moving in this formation, assign squad leader, set his destination, and make all other units follow him. But, in order for a squad leader to navigate, we need sepearate navigation mesh, with smaller agent radius.</text:p>
      <text:p text:style-name="P2">- How to move squads through narrow space - when squad reaches point where he can't go further as a rectangle, but can as a unit, assign a squad leader and order him to move through, and order all other units in the squad to follow him to a relative position.</text:p>
      <text:p text:style-name="P2">- The problem is finding the place where squad can't go further as a rectang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alibri1" svg:font-family="Calibri"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13H19M41S</meta:editing-duration>
    <meta:editing-cycles>502</meta:editing-cycles>
    <meta:generator>LibreOffice/5.1.6.2$Linux_X86_64 LibreOffice_project/10m0$Build-2</meta:generator>
    <dc:date>2017-03-28T23:58:35.734156704</dc:date>
    <meta:document-statistic meta:table-count="0" meta:image-count="0" meta:object-count="0" meta:page-count="4" meta:paragraph-count="61" meta:word-count="1249" meta:character-count="6935" meta:non-whitespace-character-count="5726"/>
    <meta:user-defined meta:name="Info 1"/>
    <meta:user-defined meta:name="Info 2"/>
    <meta:user-defined meta:name="Info 3"/>
    <meta:user-defined meta:name="Info 4"/>
  </office:meta>
</office:document-meta>
</file>